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43576" style:font-size-asian="15.75pt" style:font-size-complex="18pt"/>
    </style:style>
    <style:style style:name="P2" style:family="paragraph" style:parent-style-name="Standard">
      <style:text-properties fo:font-size="18pt" officeooo:paragraph-rsid="001552e0" style:font-size-asian="15.75pt" style:font-size-complex="18pt"/>
    </style:style>
    <style:style style:name="T1" style:family="text">
      <style:text-properties officeooo:rsid="00143576"/>
    </style:style>
    <style:style style:name="T2" style:family="text">
      <style:text-properties officeooo:rsid="001552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/></text:p>
      <text:p text:style-name="P1"><text:span text:style-name="T1">Est ce qu'on implémente : </text:span></text:p>
      <text:p text:style-name="P1"><text:span text:style-name="T1"/></text:p>
      <text:p text:style-name="P1"><text:span text:style-name="T1">-Les achievements / succès ?</text:span></text:p>
      <text:p text:style-name="P2"><text:span text:style-name="T2">-Sessions ? Sauvegarder une partie ?</text:span></text:p>
      <text:p text:style-name="P1"><text:span text:style-name="T1">-Un système de score, un timer ?</text:span></text:p>
      <text:p text:style-name="P1"><text:span text:style-name="T1">-Une aide qui permet de savoir où le joueur peut jouer ?</text:span></text:p>
      <text:p text:style-name="P1"><text:span text:style-name="T1">( inactivité ? )</text:span></text:p>
      <text:p text:style-name="P2"><text:span text:style-name="T1">-Une gestion des erreurs en temps réel ?</text:span></text:p>
      <text:p text:style-name="P2"><text:span text:style-name="T1">-Possibilité de voir le nombre de 1/0 qui ont été placés par ligne/colone ?</text:span></text:p>
      <text:p text:style-name="P2"><text:span text:style-name="T1">-La possibilité de sauvegarder l'état du jeu pour placer des hypothèses ?</text:span></text:p>
      <text:p text:style-name="P2"><text:span text:style-name="T1">-Personnaliser le skin du jeu ?</text:span></text:p>
      <text:p text:style-name="P2"><text:span text:style-name="T1">-Changer la difficulté ?</text:span></text:p>
      <text:p text:style-name="P2"><text:span text:style-name="T1">-Changer la langue ?</text:span></text:p>
      <text:p text:style-name="P2"><text:span text:style-name="T1">-Un système de high</text:span><text:span text:style-name="T2">-</text:span><text:span text:style-name="T1">score ? </text:span></text:p>
      <text:p text:style-name="P1"><text:span text:style-name="T1"/></text:p>
      <text:p text:style-name="P1"><text:span text:style-name="T1"/></text:p>
      <text:p text:style-name="P1"><text:span text:style-name="T1">-- En ligne --</text:span></text:p>
      <text:p text:style-name="P1"><text:span text:style-name="T2">-M</text:span><text:span text:style-name="T1">ulti</text:span><text:span text:style-name="T2">-joueurs</text:span><text:span text:style-name="T1"> en ligne ?</text:span></text:p>
      <text:p text:style-name="P2"><text:span text:style-name="T2">-High-score en ligne ?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boiveau</meta:initial-creator>
    <meta:creation-date>2015-01-16T15:20:12</meta:creation-date>
    <dc:date>2015-01-16T15:43:59</dc:date>
    <dc:creator>quentin boiveau</dc:creator>
    <meta:editing-duration>PT8M37S</meta:editing-duration>
    <meta:editing-cycles>1</meta:editing-cycles>
    <meta:document-statistic meta:table-count="0" meta:image-count="0" meta:object-count="0" meta:page-count="1" meta:paragraph-count="16" meta:word-count="104" meta:character-count="546" meta:non-whitespace-character-count="456"/>
    <meta:generator>LibreOffice/3.6$Linux_X86_64 LibreOffice_project/360m1$Build-2</meta:generator>
  </office:meta>
</office:document-meta>
</file>